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3" style:family="paragraph">
      <style:text-properties style:font-name="DejaVu Sans Mono" fo:font-size="10pt" style:font-size-asian="10pt" style:font-size-complex="10pt"/>
    </style:style>
    <style:style style:name="P4" style:family="paragraph">
      <style:text-properties style:font-name="DejaVu Sans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lick to display the time the button was pushed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pushbutton?language=Python&amp;location=user" xlink:type="simple"/>
              </office:event-listeners>
            </form:button>
            <form:textarea form:name="TextBox1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 2" form:control-implementation="ooo:com.sun.star.form.component.CommandButton" xml:id="control3" form:id="control3" form:label="Clear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pushbutton.py$clear?language=Python&amp;location=user" xlink:type="simple"/>
              </office:event-listeners>
            </form:button>
          </form:form>
        </office:forms>
        <draw:control draw:style-name="standard" draw:text-style-name="P1" draw:layer="controls" svg:width="14.4cm" svg:height="1.2cm" svg:x="2.3cm" svg:y="2.4cm" draw:control="control1"/>
        <draw:control draw:style-name="standard" draw:text-style-name="P2" draw:layer="controls" svg:width="14.2cm" svg:height="7.7cm" svg:x="2.5cm" svg:y="3.9cm" draw:control="control2"/>
        <draw:control draw:style-name="standard" draw:text-style-name="P1" draw:layer="controls" svg:width="4.8cm" svg:height="1.3cm" svg:x="2.5cm" svg:y="12cm" draw:control="control3"/>
        <draw:frame draw:style-name="gr1" draw:text-style-name="P3" draw:layer="layout" svg:width="18cm" svg:height="12.701cm" svg:x="2cm" svg:y="13.8cm">
          <draw:text-box>
            <text:p><text:span text:style-name="T1">#pushbutton.py</text:span></text:p>
            <text:p><text:span text:style-name="T1"># Python's time and version number will be used to display in the textbox.</text:span></text:p>
            <text:p><text:span text:style-name="T1">import time</text:span></text:p>
            <text:p><text:span text:style-name="T1">import sys</text:span></text:p>
            <text:p><text:span text:style-name="T1"/></text:p>
            <text:p><text:span text:style-name="T1"># Function that the pushbutton is linked to and then executes the python code.</text:span></text:p>
            <text:p><text:span text:style-name="T1">def pushbutton( event ):</text:span></text:p>
            <text:p><text:span text:style-name="T1"><text:s text:c="4"/></text:span><text:span text:style-name="T1">"""Example of python code in libraeoffice"""</text:span></text:p>
            <text:p><text:span text:style-name="T1"><text:s text:c="4"/></text:span></text:p>
            <text:p><text:span text:style-name="T1"><text:s text:c="4"/></text:span><text:span text:style-name="T1"># Get the parent of the push button event and get the textbox of the parent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/text:p>
            <text:p><text:span text:style-name="T1"><text:s text:c="4"/></text:span><text:span text:style-name="T1"># Get existing text in the Textbox and output it to the Textbox with an</text:span></text:p>
            <text:p><text:span text:style-name="T1"><text:s text:c="4"/></text:span><text:span text:style-name="T1"># appended a line of text with the current time and python version number.</text:span></text:p>
            <text:p><text:span text:style-name="T1"><text:s text:c="4"/></text:span><text:span text:style-name="T1"># </text:span></text:p>
            <text:p><text:span text:style-name="T1"><text:s text:c="4"/></text:span><text:span text:style-name="T1"># Old text concatination method...</text:span></text:p>
            <text:p><text:span text:style-name="T1"><text:s text:c="4"/></text:span><text:span text:style-name="T1">#textBoxModel.Text = textBoxModel.Text + "\nPushed at: " + time.asctime() </text:span></text:p>
            <text:p><text:span text:style-name="T1"><text:s text:c="4"/></text:span><text:span text:style-name="T1"># + <text:s/>" Using Python: " + sys.version[:5]</text:span></text:p>
            <text:p><text:span text:style-name="T1"><text:s text:c="4"/></text:span></text:p>
            <text:p><text:span text:style-name="T1"><text:s text:c="4"/></text:span><text:span text:style-name="T1"># Preferred python text formatting method</text:span></text:p>
            <text:p><text:span text:style-name="T1"><text:s text:c="4"/></text:span><text:span text:style-name="T1">textBoxModel.Text = ("{0}\nButton pushed: {1} using Python {2}"</text:span></text:p>
            <text:p><text:span text:style-name="T1"><text:s text:c="8"/></text:span><text:span text:style-name="T1">.format(textBoxModel.Text, time.asctime(), sys.version[:5])) <text:s text:c="7"/></text:span></text:p>
            <text:p><text:span text:style-name="T1"/></text:p>
            <text:p><text:span text:style-name="T1">def clear(event):</text:span></text:p>
            <text:p><text:span text:style-name="T1"><text:s text:c="4"/></text:span><text:span text:style-name="T1">"""</text:span></text:p>
            <text:p><text:span text:style-name="T1"><text:s text:c="4"/></text:span><text:span text:style-name="T1">Clear the Textbox. </text:span></text:p>
            <text:p><text:span text:style-name="T1"><text:s text:c="4"/></text:span><text:span text:style-name="T1">Pushbutton Execute Action: pushbutton.py$clear (user, Python)</text:span></text:p>
            <text:p><text:span text:style-name="T1"><text:s text:c="4"/></text:span><text:span text:style-name="T1">"""</text:span></text:p>
            <text:p><text:span text:style-name="T1"><text:s text:c="4"/></text:span><text:span text:style-name="T1">textBoxModel = event.Source.getModel().getParent().TextBox1</text:span></text:p>
            <text:p><text:span text:style-name="T1"><text:s text:c="4"/></text:span><text:span text:style-name="T1">textBoxModel.Text = ""</text:span></text:p>
          </draw:text-box>
        </draw:frame>
        <draw:frame draw:style-name="gr2" draw:text-style-name="P4" draw:layer="layout" svg:width="17.1cm" svg:height="0.996cm" svg:x="2.3cm" svg:y="1.1cm">
          <draw:text-box>
            <text:p><text:span text:style-name="T2">Pushbutton.py – python program stored locally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20:30:10.366134341</meta:creation-date>
    <dc:date>2015-04-04T10:37:57.571173604</dc:date>
    <meta:editing-duration>PT11M49S</meta:editing-duration>
    <meta:editing-cycles>7</meta:editing-cycles>
    <meta:generator>LibreOffice/4.2.7.2$Linux_X86_64 LibreOffice_project/420m0$Build-2</meta:generator>
    <meta:document-statistic meta:object-count="5"/>
  </office:meta>
</office:document-meta>
</file>